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fo:line-height="0.278in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7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9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1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2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3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4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fo:color="#000000" style:font-name="標楷體" style:font-name-asian="標楷體" style:font-name-complex="新細明體, PMingLiU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8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9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勞動力發展署桃竹苗分署</text:p>
      <text:p text:style-name="P21"><text:span text:style-name="T1">1</text:span><text:span text:style-name="T1">11</text:span><text:span text:style-name="T1">年</text:span><text:span text:style-name="T1">充電起飛計畫</text:span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0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6"/>
          </table:table-cell>
          <table:covered-table-cell/>
          <table:table-cell table:style-name="Table1.D1" table:number-columns-spanned="3" office:value-type="string">
            <text:p text:style-name="P10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6"/>
          </table:table-cell>
          <table:covered-table-cell/>
          <table:covered-table-cell/>
          <table:table-cell table:style-name="Table1.D1" table:number-columns-spanned="4" office:value-type="string">
            <text:p text:style-name="P10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10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0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0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0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0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訓練日期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起訖時間</text:p>
          </table:table-cell>
          <table:covered-table-cell/>
          <table:table-cell table:style-name="Table1.E2" table:number-columns-spanned="2" office:value-type="string">
            <text:p text:style-name="P17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17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休息時間</text:p>
          </table:table-cell>
          <table:covered-table-cell/>
          <table:table-cell table:style-name="Table1.E2" table:number-columns-spanned="2" office:value-type="string">
            <text:p text:style-name="P12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上課地點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師資名單</text:p>
          </table:table-cell>
          <table:covered-table-cell/>
          <table:table-cell table:style-name="Table1.E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外訓參訓<text:line-break/>學員名單</text:p>
          </table:table-cell>
          <table:covered-table-cell/>
          <table:table-cell table:style-name="Table1.E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"><text:span text:style-name="T12">外訓機構名稱</text:span><text:span text:style-name="T14">(含統編)</text:span>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20">*</text:p>
          </table:table-cell>
          <table:table-cell table:style-name="Table1.B13" table:number-columns-spanned="3" office:value-type="string">
            <text:p text:style-name="P10">變更原因</text:p>
            <text:p text:style-name="P1"><text:span text:style-name="T17">(</text:span><text:span text:style-name="T18">必填)</text:span></text:p>
            <text:p text:style-name="P19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3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5">填表人:</text:span><text:span text:style-name="T7"> <text:s text:c="2"/>　　　　　　</text:span><text:span text:style-name="T19">(請簽名中文正楷，勿用打字)</text:span><text:span text:style-name="T5"> </text:span><text:span text:style-name="T5">日期:</text:span><text:span text:style-name="T7">1</text:span><text:span text:style-name="T7">11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6"/>
      <text:p text:style-name="P4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7"><draw:connector text:anchor-type="char" draw:z-index="0" draw:name="直線單箭頭接點 1" draw:style-name="gr1" draw:text-style-name="P25" draw:type="line" svg:x1="0.0075in" svg:y1="0.089in" svg:x2="7.1917in" svg:y2="0.0906in" svg:d="M19 226l18248 4" svg:viewBox="0 0 18249 5"><text:p/></draw:connector>※以下由分署填寫：<text:tab/></text:p>
      <text:p text:style-name="P7">□同意變更。 <text:s text:c="36"/><text:tab/></text:p>
      <text:p text:style-name="P9"><text:soft-page-break/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">　　分署業務承辦人簽章　　　　　　</text:p>
          </table:table-cell>
          <table:covered-table-cell/>
          <table:table-cell table:style-name="Table2.C1" office:value-type="string">
            <text:p text:style-name="P23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註解文字" style:family="paragraph" style:parent-style-name="Standard">
      <style:text-properties style:font-size-complex="10.5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2-12-06T08:31:00</meta:creation-date>
    <dc:creator>Microsoft 帳戶</dc:creator>
    <dc:date>2022-12-06T08:31:00</dc:date>
    <meta:print-date>2019-05-01T11:02:00</meta:print-date>
    <meta:editing-cycles>2</meta:editing-cycles>
    <meta:document-statistic meta:table-count="2" meta:image-count="0" meta:object-count="0" meta:page-count="2" meta:paragraph-count="38" meta:word-count="258" meta:character-count="409" meta:non-whitespace-character-count="269"/>
    <meta:generator>LibreOffice/5.4.7.2$Linux_X86_64 LibreOffice_project/c838ef25c16710f8838b1faec480ebba495259d0</meta:generator>
  </office:meta>
</office:document-meta>
</file>